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ns42:rsid="02844a0d" ns42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3a5770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759afa"/>
    </style:style>
    <style:style style:name="P24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fo:color="#000000" loext:opacity="100%" style:font-name="Times New Roman" fo:font-size="12pt" fo:language="en" fo:country="US" ns42:rsid="02b0d362" ns42:paragraph-rsid="02759afa" style:font-size-asian="12pt" style:font-name-complex="Liberation Serif" style:font-size-complex="12pt"/>
    </style:style>
    <style:style style:name="P25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47627a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ns42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ns42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ns42:paragraph-rsid="023a5770"/>
    </style:style>
    <style:style style:name="P35" style:family="paragraph" style:parent-style-name="Standard">
      <style:paragraph-properties fo:text-align="center" style:justify-single-word="false"/>
      <style:text-properties ns42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ns42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ns42:rsid="01afe324"/>
    </style:style>
    <style:style style:name="T18" style:family="text">
      <style:text-properties ns42:rsid="0228caf0"/>
    </style:style>
    <style:style style:name="T20" style:family="text">
      <style:text-properties ns42:rsid="0243686b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28" style:family="text">
      <style:text-properties ns42:rsid="02c14a31"/>
    </style:style>
    <style:style style:name="T31" style:family="text">
      <style:text-properties ns42:rsid="02afcd94"/>
    </style:style>
    <style:style style:name="T32" style:family="text">
      <style:text-properties ns42:rsid="02b0d362"/>
    </style:style>
    <style:style style:name="T33" style:family="text">
      <style:text-properties ns42:rsid="0202bdeb"/>
    </style:style>
    <style:style style:name="T35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0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1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2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5" style:family="text">
      <style:text-properties ns42:rsid="021d873d"/>
    </style:style>
    <style:style style:name="T4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7" style:family="text">
      <style:text-properties ns42:rsid="017c7e24"/>
    </style:style>
    <style:style style:name="T48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3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LUCAS GUILHERME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MATHEUS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LUIZ OTAVIO, SD EV JUNIOR, SD EV PEDRO SANTOS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- MOTORISTA DE DIA: SD LUKAS SILVA</text:p>
            <text:p text:style-name="P24">- PERMANENCIA ENFERMARIA: <text:span text:style-name="T28">{{PERMANECIA ENFERMARIA}}</text:span></text:p>
            <text:p text:style-name="P25">- GDA QTL: SD EV GUIMARÃES, SD EV GUIMARÃES</text:p>
          </table:table-cell>
          <table:table-cell table:style-name="Tabela2.A1" office:value-type="string">
            <text:p text:style-name="P26">0<text:span text:style-name="T31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2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3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Quartel em São João del-Rei-MG, 13deJulho de 2025.</text:p>
          <text:p text:style-name="P34"><text:span text:style-name="Fonte_20_parág._20_padrão"><text:span text:style-name="T35"/></text:span></text:p>
        </text:list-header>
      </text:list>
      <text:p text:style-name="P35"><text:bookmark text:name="wpaicg-chat-message-76632"/><text:span text:style-name="Fonte_20_parág._20_padrão"><text:span text:style-name="T40"><text:s text:c="375"/></text:span></text:span></text:p>
      <text:p text:style-name="P36"><text:span text:style-name="Fonte_20_parág._20_padrão"><text:span text:style-name="T40"><text:s/></text:span></text:span><text:span text:style-name="Fonte_20_parág._20_padrão"><text:span text:style-name="T41"><text:s text:c="2"/></text:span></text:span><text:span text:style-name="Fonte_20_parág._20_padrão"><text:span text:style-name="T42">FELIPE</text:span></text:span><text:span text:style-name="Fonte_20_parág._20_padrão"><text:span text:style-name="T41"> CARLOS </text:span></text:span><text:span text:style-name="Fonte_20_parág._20_padrão"><text:span text:style-name="T42">CHAVES</text:span></text:span><text:span text:style-name="Fonte_20_parág._20_padrão"><text:span text:style-name="T41"> <text:s/>– </text:span></text:span><text:span text:style-name="Fonte_20_parág._20_padrão"><text:span text:style-name="T42">1</text:span></text:span><text:span text:style-name="Fonte_20_parág._20_padrão"><text:span text:style-name="T41">° SGT</text:span></text:span></text:p>
      <text:p text:style-name="P37"><text:span text:style-name="Fonte_20_parág._20_padrão"><text:span text:style-name="T41"><text:s text:c="61"/>Sgte da Cia C Ap</text:span></text:span></text:p>
      <text:p text:style-name="P36"><text:span text:style-name="Fonte_20_parág._20_padrão"><text:span text:style-name="T41"/></text:span></text:p>
      <text:p text:style-name="P38"><text:span text:style-name="Fonte_20_parág._20_padrão"><text:span text:style-name="T41"><text:s text:c="8"/></text:span></text:span><text:span text:style-name="T43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4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5">____</text:span>_______</text:p>
            <text:p text:style-name="P43"><text:s text:c="9"/>OF DE DIA</text:p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4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7">_________</text:span></text:p>
            <text:p text:style-name="P44"/>
            <text:p text:style-name="P40"><text:span text:style-name="Fonte_20_parág._20_padrão"><text:span text:style-name="T44">_____________________________________________________________________________</text:span></text:span><text:span text:style-name="Fonte_20_parág._20_padrão"><text:span text:style-name="T48">_________</text:span>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<text:span text:style-name="T47">_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3T21:59:35.690211100</dc:date>
    <meta:editing-duration>P3DT17H37M19S</meta:editing-duration>
    <meta:editing-cycles>460</meta:editing-cycles>
    <meta:print-date>2025-07-09T15:02:32.690000000</meta:print-date>
    <meta:document-statistic meta:table-count="5" meta:image-count="0" meta:object-count="0" meta:page-count="2" meta:paragraph-count="89" meta:word-count="211" meta:character-count="3169" meta:non-whitespace-character-count="2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